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763" officeooo:paragraph-rsid="0018a763"/>
    </style:style>
    <style:style style:name="P2" style:family="paragraph" style:parent-style-name="Standard">
      <style:text-properties officeooo:rsid="0018a763" officeooo:paragraph-rsid="0018a763"/>
    </style:style>
    <style:style style:name="P3" style:family="paragraph" style:parent-style-name="Standard">
      <style:text-properties officeooo:rsid="0019628b" officeooo:paragraph-rsid="0019628b"/>
    </style:style>
    <style:style style:name="T1" style:family="text">
      <style:text-properties officeooo:rsid="0019628b"/>
    </style:style>
    <style:style style:name="T2" style:family="text">
      <style:text-properties officeooo:rsid="001b0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sic</text:p>
      <text:p text:style-name="P1"><text:tab/>Instruments</text:p>
      <text:p text:style-name="P1"><text:tab/><text:tab/>technique</text:p>
      <text:p text:style-name="P1"><text:tab/><text:tab/><text:tab/>Guitar</text:p>
      <text:p text:style-name="P1"><text:tab/><text:tab/><text:tab/>Bass</text:p>
      <text:p text:style-name="P1"><text:tab/><text:tab/><text:tab/>Drums</text:p>
      <text:p text:style-name="P1"><text:tab/>Music theory</text:p>
      <text:p text:style-name="P1"><text:tab/><text:tab/>Instrument-specific</text:p>
      <text:p text:style-name="P1"><text:tab/><text:tab/><text:tab/>Guitar</text:p>
      <text:p text:style-name="P1"><text:tab/><text:tab/><text:tab/>Bass</text:p>
      <text:p text:style-name="P1"><text:tab/><text:tab/><text:tab/>Drums</text:p>
      <text:p text:style-name="P1"><text:tab/><text:tab/>Genre-specific</text:p>
      <text:p text:style-name="P1"><text:tab/><text:tab/><text:tab/>Jazz</text:p>
      <text:p text:style-name="P1"><text:tab/><text:tab/><text:tab/>Neosoul/RnB</text:p>
      <text:p text:style-name="P1"><text:tab/><text:tab/><text:tab/>Pop</text:p>
      <text:p text:style-name="P1"><text:tab/><text:tab/>Beginner</text:p>
      <text:p text:style-name="P1"><text:tab/><text:tab/>Intermediate</text:p>
      <text:p text:style-name="P1"><text:tab/><text:tab/>Advanced</text:p>
      <text:p text:style-name="P1"><text:tab/><text:tab/>Expert</text:p>
      <text:p text:style-name="P1"><text:tab/>Performance &amp; Practice </text:p>
      <text:p text:style-name="P1"><text:tab/><text:tab/>Live Looping</text:p>
      <text:p text:style-name="P1"><text:tab/><text:tab/><text:tab/>Pedals</text:p>
      <text:p text:style-name="P1"><text:tab/><text:tab/><text:tab/></text:p>
      <text:p text:style-name="P1"><text:tab/><text:tab/>Practice</text:p>
      <text:p text:style-name="P1"><text:tab/><text:tab/></text:p>
      <text:p text:style-name="P1"><text:tab/>Production</text:p>
      <text:p text:style-name="P1"><text:tab/><text:tab/>Sound design</text:p>
      <text:p text:style-name="P1"><text:tab/><text:tab/><text:tab/>Sampling</text:p>
      <text:p text:style-name="P3"><text:tab/><text:tab/><text:tab/>Synth</text:p>
      <text:p text:style-name="P1"><text:tab/><text:tab/>G<text:span text:style-name="T1">enre-specific</text:span></text:p>
      <text:p text:style-name="P3"><text:tab/><text:tab/>VSTs</text:p>
      <text:p text:style-name="P1"><text:tab/><text:tab/>DAW-specific</text:p>
      <text:p text:style-name="P1"><text:tab/><text:tab/><text:tab/>FL Studio</text:p>
      <text:p text:style-name="P1"><text:tab/><text:tab/><text:tab/>Ableton</text:p>
      <text:p text:style-name="P1"><text:tab/><text:tab/><text:tab/>Logic</text:p>
      <text:p text:style-name="P1"><text:tab/><text:tab/><text:tab/>Reaper </text:p>
      <text:p text:style-name="P1"><text:tab/><text:tab/><text:tab/>Pro Tools</text:p>
      <text:p text:style-name="P1"><text:tab/>Career/Industry</text:p>
      <text:p text:style-name="P1"><text:tab/><text:tab/>Socia<text:span text:style-name="T2">45</text:span>l Media</text:p>
      <text:p text:style-name="P1"><text:tab/><text:tab/>Marketing</text:p>
      <text:p text:style-name="P1"><text:tab/><text:tab/>Releasing music</text:p>
      <text:p text:style-name="P1"><text:tab/>Mindset/Lifestyle</text:p>
      <text:p text:style-name="P1"><text:tab/>Audio Engineering</text:p>
      <text:p text:style-name="P1"><text:tab/><text:tab/>Mixing</text:p>
      <text:p text:style-name="P1"><text:tab/><text:tab/>Mastering</text:p>
      <text:p text:style-name="P1"><text:tab/><text:tab/>Recording<text:tab/></text:p>
      <text:p text:style-name="P1"><text:tab/>DIY</text:p>
      <text:p text:style-name="P1"><text:tab/><text:tab/>DIY Midi</text:p>
      <text:p text:style-name="P1"><text:tab/><text:tab/>DIY Instruments</text:p>
      <text:p text:style-name="P1"><text:soft-page-break/><text:tab/><text:tab/>DIY Studio/Acoustic Treatment</text:p>
      <text:p text:style-name="P1"><text:tab/><text:tab/><text:tab/>Science of Acoustics</text:p>
      <text:p text:style-name="P3"><text:tab/>Hardware </text:p>
      <text:p text:style-name="P1"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21:10:22.149679162</meta:creation-date>
    <dc:date>2023-07-31T00:32:31.312543183</dc:date>
    <meta:editing-duration>PT10H19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66" meta:character-count="614" meta:non-whitespace-character-count="479"/>
  </office:meta>
</office:document-meta>
</file>